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0.841cm"/>
    </style:style>
    <style:style style:name="gr4" style:family="graphic" style:parent-style-name="standard">
      <style:graphic-properties draw:stroke="none" svg:stroke-color="#000000" draw:fill="none" draw:fill-color="#ffffff" fo:min-height="0.448cm"/>
    </style:style>
    <style:style style:name="gr5" style:family="graphic" style:parent-style-name="standard">
      <style:graphic-properties draw:stroke="none" svg:stroke-color="#000000" draw:fill="none" draw:fill-color="#ffffff" fo:min-height="0.647cm"/>
    </style:style>
    <style:style style:name="gr6" style:family="graphic" style:parent-style-name="standard">
      <style:graphic-properties draw:stroke="none" svg:stroke-color="#000000" draw:fill="none" draw:fill-color="#ffffff" fo:min-height="1.2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Medium" style:font-name-asian="源ノ角ゴシック JP Medium"/>
    </style:style>
    <style:style style:name="P3" style:family="paragraph">
      <loext:graphic-properties draw:fill="none" draw:fill-color="#ffffff"/>
      <style:text-properties style:font-name="源ノ角ゴシック JP Medium" fo:font-size="12pt" style:font-name-asian="源ノ角ゴシック JP Medium" style:font-size-asian="12pt" style:font-size-complex="12pt"/>
    </style:style>
    <style:style style:name="T1" style:family="text">
      <style:text-properties style:font-name="源ノ角ゴシック JP Medium" style:font-name-asian="源ノ角ゴシック JP Medium"/>
    </style:style>
    <style:style style:name="T2" style:family="text">
      <style:text-properties style:font-name="源ノ角ゴシック JP Medium" fo:font-size="12pt" style:font-name-asian="源ノ角ゴシック JP Medium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283cm" svg:y1="11.011cm" svg:x2="14.193cm" svg:y2="11.093cm">
          <text:p/>
        </draw:line>
        <draw:line draw:style-name="gr1" draw:text-style-name="P1" draw:layer="layout" svg:x1="4.683cm" svg:y1="12.311cm" svg:x2="4.383cm" svg:y2="2.918cm">
          <text:p/>
        </draw:line>
        <draw:line draw:style-name="gr2" draw:text-style-name="P1" draw:layer="layout" svg:x1="3.283cm" svg:y1="5.811cm" svg:x2="14.193cm" svg:y2="5.893cm">
          <text:p/>
        </draw:line>
        <draw:frame draw:style-name="gr3" draw:text-style-name="P2" draw:layer="layout" svg:width="2.21cm" svg:height="1.091cm" svg:x="3.555cm" svg:y="1.929cm">
          <draw:text-box>
            <text:p><text:span text:style-name="T1">名前</text:span></text:p>
          </draw:text-box>
        </draw:frame>
        <draw:frame draw:style-name="gr3" draw:text-style-name="P2" draw:layer="layout" svg:width="2.21cm" svg:height="1.091cm" svg:x="12.055cm" svg:y="9.957cm">
          <draw:text-box>
            <text:p><text:span text:style-name="T1">所属</text:span></text:p>
          </draw:text-box>
        </draw:frame>
        <draw:frame draw:style-name="gr4" draw:text-style-name="P3" draw:layer="layout" svg:width="2.21cm" svg:height="0.698cm" svg:x="5.181cm" svg:y="11.513cm">
          <draw:text-box>
            <text:p><text:span text:style-name="T2">ユニオン</text:span></text:p>
          </draw:text-box>
        </draw:frame>
        <draw:frame draw:style-name="gr4" draw:text-style-name="P3" draw:layer="layout" svg:width="2.21cm" svg:height="0.698cm" svg:x="7.581cm" svg:y="11.513cm">
          <draw:text-box>
            <text:p><text:span text:style-name="T2">ロイヤル</text:span></text:p>
          </draw:text-box>
        </draw:frame>
        <draw:frame draw:style-name="gr4" draw:text-style-name="P3" draw:layer="layout" svg:width="2.21cm" svg:height="0.698cm" svg:x="10.281cm" svg:y="11.513cm">
          <draw:text-box>
            <text:p><text:span text:style-name="T2">重桜</text:span></text:p>
          </draw:text-box>
        </draw:frame>
        <draw:frame draw:style-name="gr5" draw:text-style-name="P3" draw:layer="layout" svg:width="2.654cm" svg:height="0.897cm" svg:x="1.737cm" svg:y="4.813cm">
          <draw:text-box>
            <text:p><text:span text:style-name="T2">ジャベリン</text:span></text:p>
          </draw:text-box>
        </draw:frame>
        <draw:frame draw:style-name="gr5" draw:text-style-name="P3" draw:layer="layout" svg:width="2.654cm" svg:height="0.897cm" svg:x="1.737cm" svg:y="6.514cm">
          <draw:text-box>
            <text:p><text:span text:style-name="T2">綾波</text:span></text:p>
          </draw:text-box>
        </draw:frame>
        <draw:frame draw:style-name="gr5" draw:text-style-name="P3" draw:layer="layout" svg:width="2.654cm" svg:height="0.897cm" svg:x="1.737cm" svg:y="7.915cm">
          <draw:text-box>
            <text:p><text:span text:style-name="T2">ラフィー</text:span></text:p>
          </draw:text-box>
        </draw:frame>
        <draw:frame draw:style-name="gr5" draw:text-style-name="P3" draw:layer="layout" svg:width="2.654cm" svg:height="0.897cm" svg:x="1.737cm" svg:y="3.416cm">
          <draw:text-box>
            <text:p><text:span text:style-name="T2">Z23</text:span></text:p>
          </draw:text-box>
        </draw:frame>
        <draw:frame draw:style-name="gr5" draw:text-style-name="P3" draw:layer="layout" svg:width="2.654cm" svg:height="0.897cm" svg:x="2.437cm" svg:y="9.916cm">
          <draw:text-box>
            <text:p><text:span text:style-name="T2">ラフィー</text:span></text:p>
          </draw:text-box>
        </draw:frame>
        <draw:frame draw:style-name="gr6" draw:text-style-name="P3" draw:layer="layout" svg:width="9.62cm" svg:height="1.523cm" svg:x="4.674cm" svg:y="4.433cm">
          <draw:text-box>
            <text:p><text:span text:style-name="T2">所属がわからない</text:span><text:span text:style-name="T2">(NULL)</text:span><text:span text:style-name="T2">なら、</text:span></text:p>
            <text:p><text:span text:style-name="T2">↓</text:span><text:span text:style-name="T2">この直線上のどこかにレコードが存在する</text:span></text:p>
          </draw:text-box>
        </draw:frame>
        <draw:frame draw:style-name="gr4" draw:text-style-name="P3" draw:layer="layout" svg:width="2.21cm" svg:height="0.698cm" svg:x="12.081cm" svg:y="11.513cm">
          <draw:text-box>
            <text:p><text:span text:style-name="T2">鉄血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03:30:06.149000000</meta:creation-date>
    <dc:date>2019-04-10T03:58:40.638000000</dc:date>
    <meta:editing-duration>PT11M50S</meta:editing-duration>
    <meta:editing-cycles>3</meta:editing-cycles>
    <meta:generator>LibreOffice/5.4.4.2$Windows_X86_64 LibreOffice_project/2524958677847fb3bb44820e40380acbe820f960</meta:generator>
    <meta:document-statistic meta:object-count="15"/>
  </office:meta>
</office:document-meta>
</file>